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234cm" svg:height="0.962cm" svg:x="3.316cm" svg:y="0.53cm">
          <draw:text-box>
            <text:p><text:span text:style-name="T1">Ideale Leitung</text:span></text:p>
          </draw:text-box>
        </draw:frame>
        <draw:line draw:style-name="gr2" draw:text-style-name="P2" draw:layer="layout" svg:x1="1.401cm" svg:y1="2cm" svg:x2="9.401cm" svg:y2="2cm">
          <text:p/>
        </draw:line>
        <draw:line draw:style-name="gr2" draw:text-style-name="P2" draw:layer="layout" svg:x1="1.402cm" svg:y1="4.5cm" svg:x2="9.402cm" svg:y2="4.5cm">
          <text:p/>
        </draw:line>
        <draw:custom-shape draw:style-name="gr3" draw:text-style-name="P3" draw:layer="layout" svg:width="0.2cm" svg:height="0.2cm" svg:x="1.21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.21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9.317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9.318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02cm" svg:y1="2.001cm" svg:x2="19.102cm" svg:y2="2.001cm">
          <text:p/>
        </draw:line>
        <draw:line draw:style-name="gr2" draw:text-style-name="P2" draw:layer="layout" svg:x1="11.103cm" svg:y1="4.501cm" svg:x2="19.103cm" svg:y2="4.501cm">
          <text:p/>
        </draw:line>
        <draw:custom-shape draw:style-name="gr3" draw:text-style-name="P3" draw:layer="layout" svg:width="0.2cm" svg:height="0.2cm" svg:x="10.917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0.918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9.018cm" svg:y="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9.019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13cm" svg:height="0.8cm" svg:x="14.2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3cm" svg:height="0.8cm" svg:x="14.25cm" svg:y="4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H}$§svg§600§TRUE§</svg:desc>
          <draw:g>
            <draw:path draw:style-name="gr5" draw:text-style-name="P4" draw:layer="layout" svg:width="0.298cm" svg:height="0.294cm" svg:x="15.084cm" svg:y="1.859cm" svg:viewBox="0 0 299 295" svg:d="M140 29c2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6 0 50-42 50-48 0-4-3-3-4-4-5 0-5 2-6 4-11 32-29 39-39 39-13 0-17-9-17-25 0-14 3-35 5-48 0-6 1-15 1-19 0-33-27-46-39-51z">
              <text:p/>
            </draw:path>
            <draw:path draw:style-name="gr5" draw:text-style-name="P4" draw:layer="layout" svg:width="0.261cm" svg:height="0.2cm" svg:x="15.405cm" svg:y="2.007cm" svg:viewBox="0 0 262 201" svg:d="M227 24c3-11 3-13 24-13 8 0 11 0 11-6 0-1-1-5-5-5-8 0-30 1-38 1-5 0-15 0-20 0-6 0-13-1-19-1-2 0-6 0-6 7 0 4 3 4 9 4 4 0 6 0 11 1 7 0 7 1 7 4 0 2 0 2-1 7-6 22-11 45-17 68-33 0-66 0-99 0 6-22 12-45 18-67 2-11 2-13 25-13 5 0 9 0 9-6 0-1-1-5-4-5-9 0-30 1-39 1-6 0-15 0-20 0-6 0-13-1-19-1-1 0-6 0-6 7 0 4 3 4 9 4 4 0 6 0 11 1 6 0 7 1 7 4 0 1 0 2-1 7-13 52-26 103-39 155-3 10-3 12-25 12-6 0-10 0-10 6 0 4 2 5 5 5 8 0 30-1 38-1 5 0 16 0 20 0 6 0 14 1 20 1 1 0 6 0 6-6 0-5-4-5-10-5-5 0-6 0-12 0-6-1-6-2-6-5 0-2 0-2 1-7 7-25 13-51 19-76 33 0 66 0 99 0-7 25-13 51-20 76-2 10-2 12-25 12-4 0-9 0-9 6 0 4 2 5 5 5 9 0 29-1 38-1 5 0 15 0 20 0 6 0 13 1 19 1 2 0 6 0 6-6 0-5-2-5-9-5-5 0-6 0-11 0-7-1-7-2-7-5 0-2 1-4 1-7 13-51 26-103 39-154z">
              <text:p/>
            </draw:path>
          </draw:g>
        </draw:g>
        <draw:g>
          <svg:title>TexMaths</svg:title>
          <svg:desc>12§latex§$R_{R}$§svg§600§TRUE§</svg:desc>
          <draw:g>
            <draw:path draw:style-name="gr5" draw:text-style-name="P4" draw:layer="layout" svg:width="0.299cm" svg:height="0.294cm" svg:x="15.086cm" svg:y="4.361cm" svg:viewBox="0 0 300 295" svg:d="M140 29c3-10 4-15 12-16 4 0 17 0 25 0 30 0 77 0 77 42 0 14-7 43-24 59-11 12-32 25-71 25-15 0-31 0-46 0 9-37 18-74 27-110zM200 143c43-8 92-38 92-80 0-36-37-63-92-63-40 0-80 0-120 0-8 0-12 0-12 8 0 5 4 5 12 5 5 1 9 0 16 1 7 0 11 2 11 6 0 3 0 4-2 9-18 75-37 150-56 224-5 17-5 21-38 21-7 0-11 0-11 8 0 4 3 3 5 4 12 0 42-1 54-1 11 0 40 1 52 1 4 0 9 0 9-9 0-3-4-3-12-3-16 0-27 0-27-9 0-2 0-4 2-7 9-37 18-74 27-111 17 0 34 0 51 0 37 0 45 24 45 38 0 7-4 19-6 29-4 12-7 28-7 36 0 45 50 45 56 45 36 0 51-42 51-48 0-4-4-3-5-4-4 0-5 2-6 6-11 30-29 37-39 37-13 0-16-9-16-25 0-14 2-35 4-48 0-6 2-13 2-19 0-33-28-46-40-51z">
              <text:p/>
            </draw:path>
            <draw:path draw:style-name="gr5" draw:text-style-name="P4" draw:layer="layout" svg:width="0.228cm" svg:height="0.206cm" svg:x="15.408cm" svg:y="4.509cm" svg:viewBox="0 0 229 207" svg:d="M101 22c2-9 2-10 8-11 6 0 13 0 19 0 28 0 61 0 61 31 0 12-6 30-19 40-12 10-30 15-50 15-13 0-26 0-39 0 7-25 13-50 20-75zM153 102c35-9 66-30 66-57 0-25-30-45-72-45-30 0-60 0-91 0-4 0-8 0-8 7 0 4 4 4 8 4 2 0 6 0 12 1 6 0 6 1 6 4 0 1 0 2-1 7-13 52-25 103-38 155-3 10-4 12-27 12-4 0-8 0-8 6 0 4 2 5 5 5 5 0 12-1 18-1s14 0 19 0c6 0 13 0 19 0s13 1 19 1c3 0 7 0 7-6 0-5-3-5-10-5-5 0-6 0-11 0-6-1-6-2-6-5 0-2 0-2 1-6 6-24 12-49 18-74 13 0 26 0 40 0 26 0 37 12 37 27 0 3-4 13-5 20-4 13-5 18-5 23 0 22 22 32 43 32 28 0 40-29 40-35-2-1-1-3-5-3-5 0-5 2-6 4-4 14-14 25-28 25-7 0-13-3-13-19 0-7 3-22 4-30 1-7 1-12 1-14 0-3 0-13-8-21-6-6-13-10-21-12z">
              <text:p/>
            </draw:path>
          </draw:g>
        </draw:g>
        <draw:frame draw:style-name="gr1" draw:text-style-name="P1" draw:layer="layout" svg:width="4.234cm" svg:height="0.962cm" svg:x="13.416cm" svg:y="0.53cm">
          <draw:text-box>
            <text:p><text:span text:style-name="T1">Reale Leitung</text:span></text:p>
          </draw:text-box>
        </draw:frame>
        <draw:line draw:style-name="gr6" draw:text-style-name="P2" draw:layer="layout" svg:x1="1.35cm" svg:y1="2.35cm" svg:x2="1.35cm" svg:y2="4.1cm">
          <text:p/>
        </draw:line>
        <draw:line draw:style-name="gr6" draw:text-style-name="P2" draw:layer="layout" svg:x1="9.45cm" svg:y1="2.343cm" svg:x2="9.45cm" svg:y2="4.093cm">
          <text:p/>
        </draw:line>
        <draw:line draw:style-name="gr6" draw:text-style-name="P2" draw:layer="layout" svg:x1="11.05cm" svg:y1="2.336cm" svg:x2="11.05cm" svg:y2="4.086cm">
          <text:p/>
        </draw:line>
        <draw:line draw:style-name="gr6" draw:text-style-name="P2" draw:layer="layout" svg:x1="19.15cm" svg:y1="2.329cm" svg:x2="19.15cm" svg:y2="4.079cm">
          <text:p/>
        </draw:line>
        <draw:g>
          <svg:title>TexMaths</svg:title>
          <svg:desc>12§latex§$U_{E}$§svg§600§TRUE§</svg:desc>
          <draw:g>
            <draw:path draw:style-name="gr5" draw:text-style-name="P4" draw:layer="layout" svg:width="0.29cm" svg:height="0.294cm" svg:x="0.686cm" svg:y="2.861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5" draw:text-style-name="P4" draw:layer="layout" svg:width="0.225cm" svg:height="0.199cm" svg:x="0.965cm" svg:y="3.01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g>
          <svg:title>TexMaths</svg:title>
          <svg:desc>12§latex§$U_{A}=U_{E}$§svg§600§TRUE§</svg:desc>
          <draw:g>
            <draw:path draw:style-name="gr5" draw:text-style-name="P4" draw:layer="layout" svg:width="0.29cm" svg:height="0.294cm" svg:x="7.588cm" svg:y="2.864cm" svg:viewBox="0 0 291 295" svg:d="M239 44c4-17 12-30 45-31 3 0 7 0 7-8-1-2 0-5-4-5-15 0-29 1-44 1-14 0-30-1-44-1-2 0-7 0-7 8 0 5 3 5 7 5 24 0 29 10 29 18 0 1-1 8-1 10-13 49-25 99-38 149-14 56-63 92-105 92-29 0-52-18-52-54 0-1 0-14 5-33 14-54 27-109 41-163 4-14 5-19 36-19 11 0 14 0 14-8 0-5-4-5-6-5-12 0-42 1-54 1-13 0-42-1-55-1-2 0-7 0-7 8 0 5 4 5 12 5 5 1 8 0 16 1 7 0 10 2 10 6 0 3-4 21-7 30-3 13-5 25-8 37-5 17-24 96-27 103-2 12-2 19-2 25 0 50 38 80 83 80 53 0 104-48 118-103 13-49 25-98 38-148z">
              <text:p/>
            </draw:path>
            <draw:path draw:style-name="gr5" draw:text-style-name="P4" draw:layer="layout" svg:width="0.221cm" svg:height="0.208cm" svg:x="7.864cm" svg:y="3.004cm" svg:viewBox="0 0 222 209" svg:d="M44 173c-10 17-20 24-37 25-3 0-7 0-7 6 0 4 2 5 5 5 7 0 17-1 25-1 10 0 22 1 30 1 1 0 6 0 6-7 0-4-4-4-5-4-2 0-13-1-13-8 0-3 2-8 5-12 7-12 15-24 23-36 28 0 56 0 85 0 2 17 5 33 7 49-1 3-4 7-20 7-4 0-9 0-9 6 0 2 1 5 5 5 8 0 30-1 38-1 5 0 12 0 17 0 6 0 12 1 17 1s6-2 6-6c0-5-4-5-9-5-16 0-16-2-18-9-8-60-17-120-26-181 0-6-2-8-7-8s-7 2-10 7c-36 56-72 111-108 166zM83 132c21-32 41-64 62-96 5 32 9 64 13 96-25 0-50 0-75 0z">
              <text:p/>
            </draw:path>
            <draw:path draw:style-name="gr5" draw:text-style-name="P4" draw:layer="layout" svg:width="0.28cm" svg:height="0.097cm" svg:x="8.262cm" svg:y="2.997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5" draw:text-style-name="P4" draw:layer="layout" svg:width="0.29cm" svg:height="0.294cm" svg:x="8.712cm" svg:y="2.864cm" svg:viewBox="0 0 291 295" svg:d="M239 44c4-17 12-30 45-31 3 0 7 0 7-8-1-2 0-5-4-5-15 0-29 1-44 1-14 0-30-1-44-1-2 0-7 0-7 8 0 5 5 5 7 5 24 0 29 10 29 18 0 1 0 8-1 10-13 49-25 99-38 149-14 56-63 92-105 92-29 0-52-18-52-54 0-1 0-14 5-33 14-54 27-109 41-163 4-14 5-19 36-19 11 0 14 0 14-8 0-5-4-5-6-5-12 0-42 1-54 1s-42-1-55-1c-2 0-7 0-7 8 0 5 4 5 12 5 5 1 8 0 16 1 7 0 10 2 10 6 0 3-3 21-6 30-3 13-6 25-9 37-4 17-24 96-27 103-2 12-2 19-2 25 0 50 38 80 83 80 53 0 105-48 118-103 13-49 25-98 38-148z">
              <text:p/>
            </draw:path>
            <draw:path draw:style-name="gr5" draw:text-style-name="P4" draw:layer="layout" svg:width="0.227cm" svg:height="0.199cm" svg:x="8.991cm" svg:y="3.013cm" svg:viewBox="0 0 228 200" svg:d="M213 132c2-4 1-4 2-5 0-3-2-5-5-5-1 0-1 0-3 1-1 1-1 1-4 9-20 43-35 57-83 57-17 0-34 0-50 0-9 0-9 0-9-2s0-3 1-8c7-26 13-51 20-77 11 0 22 0 33 0 23 0 27 3 27 13 0 3-2 8-3 13 0 2 0 2 0 4 2 1 0 3 5 3 4 0 4-1 5-6 5-21 11-43 17-64 1-4 0-3 1-4 0-4-3-5-6-5-4 0-4 1-5 9-7 22-16 26-41 26-10 0-21 0-31 0 6-23 12-46 18-69 2-10 2-11 16-11 16 0 32 0 48 0 38 0 47 8 47 34 0 8-1 16-1 18 0 3 1 5 5 5 5 0 5-2 6-8 2-17 3-34 5-50 1-10-1-10-9-10-53 0-107 0-161 0-6 0-10 0-10 7 0 4 2 4 10 4 4 0 6 0 10 1 6 0 8 1 8 4 0 2-2 4-2 7-13 51-26 102-39 153-3 11-3 13-25 13-6 0-10 0-10 6 0 5 4 5 10 5 55 0 111 0 166 0 7 0 7 0 10-6 9-21 18-42 27-62z">
              <text:p/>
            </draw:path>
          </draw:g>
        </draw:g>
        <draw:g>
          <svg:title>TexMaths</svg:title>
          <svg:desc>12§latex§$U_{E}$§svg§600§TRUE§</svg:desc>
          <draw:g>
            <draw:path draw:style-name="gr5" draw:text-style-name="P4" draw:layer="layout" svg:width="0.29cm" svg:height="0.294cm" svg:x="10.39cm" svg:y="2.865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5" draw:text-style-name="P4" draw:layer="layout" svg:width="0.225cm" svg:height="0.199cm" svg:x="10.669cm" svg:y="3.014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g>
          <svg:title>TexMaths</svg:title>
          <svg:desc>12§latex§$U_{A}\neq U_{E}$§svg§600§TRUE§</svg:desc>
          <draw:g>
            <draw:path draw:style-name="gr5" draw:text-style-name="P4" draw:layer="layout" svg:width="0.29cm" svg:height="0.294cm" svg:x="17.288cm" svg:y="2.88cm" svg:viewBox="0 0 291 295" svg:d="M239 44c4-18 12-30 45-31 3 0 7-1 7-8 0-1 0-5-4-5-15 0-29 1-44 1-14 0-30-1-44-1-2 0-7 0-7 8 0 5 3 5 7 5 24 0 29 9 29 18 0 1-1 7-1 8-13 51-25 101-38 151-14 55-63 92-105 92-29 0-52-18-52-55 2-11 0-14 5-32 14-54 27-108 41-163 4-15 5-19 36-19 11 0 14 0 14-8 0-5-4-5-6-5-12 0-42 1-54 1-13 0-42-1-55-1-2 0-7 0-7 8 0 5 4 5 12 5 5 0 8 0 16 0 7 1 10 1 10 7 0 3-4 21-7 30-3 13-5 25-8 37-5 16-24 96-27 103-2 12-2 18-2 25 0 51 38 80 83 80 53 0 104-47 118-102 13-50 25-99 38-149z">
              <text:p/>
            </draw:path>
            <draw:path draw:style-name="gr5" draw:text-style-name="P4" draw:layer="layout" svg:width="0.221cm" svg:height="0.208cm" svg:x="17.564cm" svg:y="3.02cm" svg:viewBox="0 0 222 209" svg:d="M44 173c-10 16-20 24-37 26-3 0-7 0-7 6 0 3 2 4 5 4 7 0 17-1 25-1 10 0 22 1 30 1 1 0 6 0 6-7 0-3-4-3-5-3-2 0-13-2-13-10 0-2 2-8 5-11 7-12 15-24 23-36 28 0 56 0 85 0 2 16 5 32 7 48-1 4-4 9-20 9-4 0-9 0-9 6 0 1 1 4 5 4 8 0 30-1 38-1 5 0 12 0 17 0 6 0 12 1 17 1s6-2 6-6-4-4-9-4c-16 0-16-3-18-10-8-60-17-120-26-181 0-7-2-8-7-8s-7 2-10 6c-36 56-72 112-108 167zM83 132c21-32 41-64 62-96 5 32 9 64 13 96-25 0-50 0-75 0z">
              <text:p/>
            </draw:path>
            <draw:path draw:style-name="gr5" draw:text-style-name="P4" draw:layer="layout" svg:width="0.21cm" svg:height="0.39cm" svg:x="17.997cm" svg:y="2.866cm" svg:viewBox="0 0 211 391" svg:d="M207 17c4-6 4-7 4-9s-2-8-8-8-8 2-10 8c-63 122-126 244-189 366-4 6-4 8-4 9 0 3 4 8 8 8 6 0 8-2 10-8 63-122 126-244 189-366z">
              <text:p/>
            </draw:path>
            <draw:path draw:style-name="gr5" draw:text-style-name="P4" draw:layer="layout" svg:width="0.28cm" svg:height="0.098cm" svg:x="17.962cm" svg:y="3.012cm" svg:viewBox="0 0 281 99" svg:d="M266 18c6 0 15 1 15-8s-9-10-15-10c-84 0-168 0-252 0-6 0-14 1-14 10s8 8 14 8c84 0 168 0 252 0zM266 99c6 0 15 0 15-9s-9-9-15-9c-84 0-168 0-252 0-6 0-14 0-14 9s8 9 14 9c84 0 168 0 252 0z">
              <text:p/>
            </draw:path>
            <draw:path draw:style-name="gr5" draw:text-style-name="P4" draw:layer="layout" svg:width="0.29cm" svg:height="0.294cm" svg:x="18.412cm" svg:y="2.88cm" svg:viewBox="0 0 291 295" svg:d="M239 44c4-18 12-30 45-31 3 0 7-1 7-8 0-1 0-5-4-5-15 0-29 1-44 1-14 0-30-1-44-1-2 0-7 0-7 8 0 5 5 5 7 5 24 0 29 9 29 18 0 1 0 7-1 8-13 51-25 101-38 151-14 55-63 92-105 92-29 0-52-18-52-55 2-11 0-14 5-32 14-54 27-108 41-163 4-15 5-19 36-19 11 0 14 0 14-8 0-5-4-5-6-5-12 0-42 1-54 1s-42-1-55-1c-2 0-7 0-7 8 0 5 4 5 12 5 5 0 8 0 16 0 7 1 10 1 10 7 0 3-3 21-6 30-3 13-6 25-9 37-4 16-24 96-27 103-2 12-2 18-2 25 0 51 38 80 83 80 53 0 105-47 118-102 13-50 25-99 38-149z">
              <text:p/>
            </draw:path>
            <draw:path draw:style-name="gr5" draw:text-style-name="P4" draw:layer="layout" svg:width="0.227cm" svg:height="0.199cm" svg:x="18.691cm" svg:y="3.03cm" svg:viewBox="0 0 228 200" svg:d="M213 132c2-4 1-4 2-5 0-3-2-5-5-5-1 0-1 0-3 1-1 1-1 1-4 9-20 43-35 57-83 57-17 0-34 0-50 0-9 0-9 0-9-4 1-2 0-1 1-6 7-26 13-52 20-79 11 0 22 0 33 0 23 0 27 5 27 15 0 2-2 8-3 13 0 2 0 2 0 4 2 1 0 3 5 3 4 0 4-1 5-6 5-21 11-43 17-64 1-4 1-4 1-5 0-3-3-4-6-4-4 0-4 1-5 7-7 23-16 28-41 28-10 0-21 0-31 0 6-24 12-47 18-71 2-8 2-9 16-9 16 0 32 0 48 0 38 0 47 8 47 33 0 9-1 17-1 18 0 3 1 6 5 6 5 0 5-3 6-8 2-17 3-34 5-52 1-8-1-8-9-8-53 0-107 0-161 0-6 0-10 0-10 7 0 4 2 4 10 4 4 0 6 0 10 0 6 1 8 1 8 5 0 2-2 4-2 6-13 51-26 102-39 154-3 11-3 13-25 13-6 0-10 0-10 6 0 5 4 5 10 5 55 0 111 0 166 0 7 0 7 0 10-6 9-21 18-42 27-62z">
              <text:p/>
            </draw:path>
          </draw:g>
        </draw:g>
        <draw:frame draw:style-name="gr7" draw:text-style-name="P6" draw:layer="layout" svg:width="1.25cm" svg:height="0.725cm" svg:x="1.15cm" svg:y="4.6cm">
          <draw:text-box>
            <text:p text:style-name="P5"><text:span text:style-name="T2">(a)</text:span></text:p>
          </draw:text-box>
        </draw:frame>
        <draw:frame draw:style-name="gr7" draw:text-style-name="P6" draw:layer="layout" svg:width="1.25cm" svg:height="0.725cm" svg:x="10.85cm" svg:y="4.601cm">
          <draw:text-box>
            <text:p text:style-name="P5"><text:span text:style-name="T2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5:03:42.544267513</dc:date>
    <meta:editing-duration>PT3H34M22S</meta:editing-duration>
    <meta:editing-cycles>41</meta:editing-cycles>
    <meta:generator>LibreOffice/7.3.7.2$Linux_X86_64 LibreOffice_project/30$Build-2</meta:generator>
    <meta:document-statistic meta:object-count="53"/>
  </office:meta>
</office:document-meta>
</file>